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08333in" style:font-size-asian="0.08333in" style:font-size-complex="0.08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08333in" style:font-size-asian="0.08333in" style:font-size-complex="0.08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08333in" style:font-size-asian="0.08333in" style:font-size-complex="0.08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08333in" style:font-size-asian="0.08333in" style:font-size-complex="0.08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08333in" style:font-size-asian="0.08333in" style:font-size-complex="0.08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08333in" style:font-size-asian="0.08333in" style:font-size-complex="0.08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08333in" style:font-size-asian="0.08333in" style:font-size-complex="0.08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08333in" style:font-size-asian="0.08333in" style:font-size-complex="0.08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08333in" style:font-size-asian="0.08333in" style:font-size-complex="0.08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08333in" style:font-size-asian="0.08333in" style:font-size-complex="0.08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08333in" style:font-size-asian="0.08333in" style:font-size-complex="0.08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08333in" style:font-size-asian="0.08333in" style:font-size-complex="0.08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08333in" style:font-size-asian="0.08333in" style:font-size-complex="0.08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08333in" style:font-size-asian="0.08333in" style:font-size-complex="0.08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08333in" style:font-size-asian="0.08333in" style:font-size-complex="0.08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08333in" style:font-size-asian="0.08333in" style:font-size-complex="0.08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08333in" style:font-size-asian="0.08333in" style:font-size-complex="0.08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08333in" style:font-size-asian="0.08333in" style:font-size-complex="0.08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08333in" style:font-size-asian="0.08333in" style:font-size-complex="0.08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08333in" style:font-size-asian="0.08333in" style:font-size-complex="0.08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08333in" style:font-size-asian="0.08333in" style:font-size-complex="0.08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08333in" style:font-size-asian="0.08333in" style:font-size-complex="0.08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2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08333in" style:font-size-asian="0.08333in" style:font-size-complex="0.08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08333in" style:font-size-asian="0.08333in" style:font-size-complex="0.08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08333in" style:font-size-asian="0.08333in" style:font-size-complex="0.08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08333in" style:font-size-asian="0.08333in" style:font-size-complex="0.08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08333in" style:font-size-asian="0.08333in" style:font-size-complex="0.08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08333in" style:font-size-asian="0.08333in" style:font-size-complex="0.08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6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80" draw:master-page-name="Master1-Layout1-title-標題投影片" presentation:presentation-page-layout-name="Master1-PPL1" draw:id="Slide-256">
        <draw:frame draw:id="id63" presentation:style-name="a381" draw:name="標題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419" draw:name="副標題 2" svg:x="1.66667in" svg:y="3.93924in" svg:width="10in" svg:height="1.81076in" presentation:class="subtitle" presentation:placeholder="false">
          <draw:text-box>
            <text:p text:style-name="a386" text:class-names="" text:cond-style-name=""><text:span text:style-name="a382" text:class-names="">开题答辩用</text:span><text:span text:style-name="a383" text:class-names="">PPT</text:span><text:span text:style-name="a384" text:class-names="">内容安排</text:span><text:span text:style-name="a385" text:class-names=""/></text:p>
            <text:p text:style-name="a390" text:class-names="" text:cond-style-name=""><text:span text:style-name="a387" text:class-names="">首页</text:span><text:span text:style-name="a388" text:class-names="">    </text:span><text:span text:style-name="a389" text:class-names="">课题名称、姓名、导师</text:span></text:p>
            <text:p text:style-name="a394" text:class-names="" text:cond-style-name=""><text:span text:style-name="a391" text:class-names="">第</text:span><text:span text:style-name="a392" text:class-names="">1</text:span><text:span text:style-name="a393" text:class-names="">页：课题的主要内容</text:span></text:p>
            <text:p text:style-name="a398" text:class-names="" text:cond-style-name=""><text:span text:style-name="a395" text:class-names="">第</text:span><text:span text:style-name="a396" text:class-names="">2</text:span><text:span text:style-name="a397" text:class-names="">页：课题任务</text:span></text:p>
            <text:p text:style-name="a404" text:class-names="" text:cond-style-name=""><text:span text:style-name="a399" text:class-names="">第</text:span><text:span text:style-name="a400" text:class-names="">4</text:span><text:span text:style-name="a401" text:class-names="">～</text:span><text:span text:style-name="a402" text:class-names="">N</text:span><text:span text:style-name="a403" text:class-names="">页：技术方案</text:span></text:p>
            <text:p text:style-name="a408" text:class-names="" text:cond-style-name=""><text:span text:style-name="a405" text:class-names="">第</text:span><text:span text:style-name="a406" text:class-names="">N+1</text:span><text:span text:style-name="a407" text:class-names="">页：存在的主要问题和技术关键</text:span></text:p>
            <text:p text:style-name="a412" text:class-names="" text:cond-style-name=""><text:span text:style-name="a409" text:class-names="">第</text:span><text:span text:style-name="a410" text:class-names="">N+2</text:span><text:span text:style-name="a411" text:class-names="">页：预期目标</text:span></text:p>
            <text:p text:style-name="a416" text:class-names="" text:cond-style-name=""><text:span text:style-name="a413" text:class-names="">第</text:span><text:span text:style-name="a414" text:class-names="">N+3</text:span><text:span text:style-name="a415" text:class-names="">页：研究进度</text:span></text:p>
            <text:p text:style-name="a418" text:class-names="" text:cond-style-name=""><text:span text:style-name="a41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標題投影片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標題及內容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章節標題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兩個內容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比較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只有標題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空白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含輔助字幕的內容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含輔助字幕的圖片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標題及直排文字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直排標題及文字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新細明體" style:font-family-generic-asian="roman" style:font-pitch-asian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新細明體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新細明體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新細明體" style:font-family-generic-asian="roman" style:font-pitch-asian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新細明體" style:font-family-generic-asian="roman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新細明體" style:font-family-generic-asian="roman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新細明體" style:font-family-generic-asian="roman" style:font-pitch-asian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新細明體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新細明體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新細明體" style:font-family-generic-asian="roman" style:font-pitch-asian="variable" fo:font-size="0.83333in" style:font-size-asian="0.83333in" style:font-size-complex="0.8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新細明體" style:font-family-generic-asian="roman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新細明體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新細明體" style:font-family-generic-asian="roman" style:font-pitch-asian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新細明體" style:font-family-generic-asian="roman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新細明體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新細明體" style:font-family-generic-asian="roman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新細明體" style:font-family-generic-asian="roman" style:font-pitch-asian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新細明體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新細明體" style:font-family-generic-asian="roman" style:font-pitch-asian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新細明體" style:font-family-generic-asian="roman" style:font-pitch-asian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新細明體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新細明體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新細明體" style:font-family-generic-asian="roman" style:font-pitch-asian="variable" fo:font-size="0.83333in" style:font-size-asian="0.83333in" style:font-size-complex="0.8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6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0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2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9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3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3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0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5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7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</office:automatic-styles>
  <office:master-styles>
    <draw:layer-set>
      <draw:layer draw:name="Master1-bg" draw:protected="true"/>
    </draw:layer-set>
    <style:master-page style:name="Master1-Office-佈景主題" style:page-layout-name="pageLayout1" draw:style-name="a0">
      <draw:frame draw:id="id0" presentation:style-name="a4" draw:name="標題版面配置區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按一下以編輯母片標題樣式</text:span><text:span text:style-name="a2" text:class-names=""/></text:p>
        </draw:text-box>
        <svg:title/>
        <svg:desc/>
      </draw:frame>
      <draw:frame draw:id="id1" presentation:style-name="a21" draw:name="文字版面配置區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按一下以編輯母片文字樣式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第二層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第三層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第五層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日期版面配置區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頁尾版面配置區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投影片編號版面配置區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標題投影片" style:page-layout-name="pageLayout1" draw:style-name="a34">
      <draw:frame draw:id="id5" presentation:style-name="a38" draw:name="標題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按一下以編輯母片標題樣式</text:span><text:span text:style-name="a36" text:class-names=""/></text:p>
        </draw:text-box>
        <svg:title/>
        <svg:desc/>
      </draw:frame>
      <draw:frame draw:id="id6" presentation:style-name="a42" draw:name="副標題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按一下以編輯母片子標題樣式</text:span><text:span text:style-name="a40" text:class-names=""/></text:p>
        </draw:text-box>
        <svg:title/>
        <svg:desc/>
      </draw:frame>
      <draw:frame draw:id="id7" presentation:style-name="a47" draw:name="日期版面配置區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頁尾版面配置區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投影片編號版面配置區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標題及內容" style:page-layout-name="pageLayout1" draw:style-name="a55">
      <draw:frame draw:id="id10" presentation:style-name="a59" draw:name="標題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按一下以編輯母片標題樣式</text:span><text:span text:style-name="a57" text:class-names=""/></text:p>
        </draw:text-box>
        <svg:title/>
        <svg:desc/>
      </draw:frame>
      <draw:frame draw:id="id11" presentation:style-name="a76" draw:name="內容版面配置區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按一下以編輯母片文字樣式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第二層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第三層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第五層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日期版面配置區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頁尾版面配置區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投影片編號版面配置區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章節標題" style:page-layout-name="pageLayout1" draw:style-name="a89">
      <draw:frame draw:id="id15" presentation:style-name="a93" draw:name="標題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按一下以編輯母片標題樣式</text:span><text:span text:style-name="a91" text:class-names=""/></text:p>
        </draw:text-box>
        <svg:title/>
        <svg:desc/>
      </draw:frame>
      <draw:frame draw:id="id16" presentation:style-name="a97" draw:name="文字版面配置區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按一下以編輯母片文字樣式</text:span></text:p>
            </text:list-item>
          </text:list>
        </draw:text-box>
        <svg:title/>
        <svg:desc/>
      </draw:frame>
      <draw:frame draw:id="id17" presentation:style-name="a102" draw:name="日期版面配置區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頁尾版面配置區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投影片編號版面配置區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兩個內容" style:page-layout-name="pageLayout1" draw:style-name="a110">
      <draw:frame draw:id="id20" presentation:style-name="a114" draw:name="標題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按一下以編輯母片標題樣式</text:span><text:span text:style-name="a112" text:class-names=""/></text:p>
        </draw:text-box>
        <svg:title/>
        <svg:desc/>
      </draw:frame>
      <draw:frame draw:id="id21" presentation:style-name="a131" draw:name="內容版面配置區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按一下以編輯母片文字樣式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第二層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第三層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第五層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內容版面配置區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按一下以編輯母片文字樣式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第二層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第三層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第五層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日期版面配置區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頁尾版面配置區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投影片編號版面配置區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比較" style:page-layout-name="pageLayout1" draw:style-name="a161">
      <draw:frame draw:id="id26" presentation:style-name="a165" draw:name="標題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按一下以編輯母片標題樣式</text:span><text:span text:style-name="a163" text:class-names=""/></text:p>
        </draw:text-box>
        <svg:title/>
        <svg:desc/>
      </draw:frame>
      <draw:frame draw:id="id27" presentation:style-name="a169" draw:name="文字版面配置區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按一下以編輯母片文字樣式</text:span></text:p>
            </text:list-item>
          </text:list>
        </draw:text-box>
        <svg:title/>
        <svg:desc/>
      </draw:frame>
      <draw:frame draw:id="id28" presentation:style-name="a186" draw:name="內容版面配置區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按一下以編輯母片文字樣式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第二層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第三層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第五層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文字版面配置區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按一下以編輯母片文字樣式</text:span></text:p>
            </text:list-item>
          </text:list>
        </draw:text-box>
        <svg:title/>
        <svg:desc/>
      </draw:frame>
      <draw:frame draw:id="id30" presentation:style-name="a207" draw:name="內容版面配置區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按一下以編輯母片文字樣式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第二層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第三層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第五層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日期版面配置區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頁尾版面配置區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投影片編號版面配置區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只有標題" style:page-layout-name="pageLayout1" draw:style-name="a220">
      <draw:frame draw:id="id34" presentation:style-name="a224" draw:name="標題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按一下以編輯母片標題樣式</text:span><text:span text:style-name="a222" text:class-names=""/></text:p>
        </draw:text-box>
        <svg:title/>
        <svg:desc/>
      </draw:frame>
      <draw:frame draw:id="id35" presentation:style-name="a229" draw:name="日期版面配置區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頁尾版面配置區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投影片編號版面配置區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空白" style:page-layout-name="pageLayout1" draw:style-name="a237">
      <draw:frame draw:id="id38" presentation:style-name="a242" draw:name="日期版面配置區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頁尾版面配置區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投影片編號版面配置區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含輔助字幕的內容" style:page-layout-name="pageLayout1" draw:style-name="a250">
      <draw:frame draw:id="id41" presentation:style-name="a254" draw:name="標題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按一下以編輯母片標題樣式</text:span><text:span text:style-name="a252" text:class-names=""/></text:p>
        </draw:text-box>
        <svg:title/>
        <svg:desc/>
      </draw:frame>
      <draw:frame draw:id="id42" presentation:style-name="a271" draw:name="內容版面配置區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按一下以編輯母片文字樣式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第二層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第三層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第五層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文字版面配置區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按一下以編輯母片文字樣式</text:span></text:p>
            </text:list-item>
          </text:list>
        </draw:text-box>
        <svg:title/>
        <svg:desc/>
      </draw:frame>
      <draw:frame draw:id="id44" presentation:style-name="a280" draw:name="日期版面配置區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頁尾版面配置區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投影片編號版面配置區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含輔助字幕的圖片" style:page-layout-name="pageLayout1" draw:style-name="a288">
      <draw:frame draw:id="id47" presentation:style-name="a292" draw:name="標題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按一下以編輯母片標題樣式</text:span><text:span text:style-name="a290" text:class-names=""/></text:p>
        </draw:text-box>
        <svg:title/>
        <svg:desc/>
      </draw:frame>
      <draw:frame draw:id="id48" presentation:style-name="a295" draw:name="圖片版面配置區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文字版面配置區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按一下以編輯母片文字樣式</text:span></text:p>
            </text:list-item>
          </text:list>
        </draw:text-box>
        <svg:title/>
        <svg:desc/>
      </draw:frame>
      <draw:frame draw:id="id50" presentation:style-name="a304" draw:name="日期版面配置區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頁尾版面配置區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投影片編號版面配置區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標題及直排文字" style:page-layout-name="pageLayout1" draw:style-name="a312">
      <draw:frame draw:id="id53" presentation:style-name="a316" draw:name="標題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按一下以編輯母片標題樣式</text:span><text:span text:style-name="a314" text:class-names=""/></text:p>
        </draw:text-box>
        <svg:title/>
        <svg:desc/>
      </draw:frame>
      <draw:frame draw:id="id54" presentation:style-name="a333" draw:name="直排文字版面配置區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按一下以編輯母片文字樣式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第二層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第三層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第五層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日期版面配置區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頁尾版面配置區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投影片編號版面配置區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直排標題及文字" style:page-layout-name="pageLayout1" draw:style-name="a346">
      <draw:frame draw:id="id58" presentation:style-name="a350" draw:name="直排標題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按一下以編輯母片標題樣式</text:span><text:span text:style-name="a348" text:class-names=""/></text:p>
        </draw:text-box>
        <svg:title/>
        <svg:desc/>
      </draw:frame>
      <draw:frame draw:id="id59" presentation:style-name="a367" draw:name="直排文字版面配置區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按一下以編輯母片文字樣式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第二層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第三層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第五層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日期版面配置區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頁尾版面配置區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投影片編號版面配置區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簡報</dc:title>
    <meta:initial-creator>馨怡 唐</meta:initial-creator>
    <dc:creator>馨怡 唐</dc:creator>
    <meta:creation-date>2020-02-25T16:41:11Z</meta:creation-date>
    <dc:date>2020-02-25T16:41:43Z</dc:date>
    <meta:editing-cycles>1</meta:editing-cycles>
    <meta:editing-duration>PT32S</meta:editing-duration>
    <meta:document-statistic meta:paragraph-count="8" meta:word-count="11"/>
  </office:meta>
</office:document-meta>
</file>